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Verdana, Arial, Tahoma, 'DejaVu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, Verdana, Arial, Tahoma, 'DejaVu Sans', sans-serif" style:font-family-generic="swiss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font-name="Open Sans1" fo:font-size="9.69999980926514pt" officeooo:rsid="0010ea87" officeooo:paragraph-rsid="0010ea87" style:font-size-asian="9.69999980926514pt" style:font-size-complex="9.69999980926514pt"/>
    </style:style>
    <style:style style:name="P2" style:family="paragraph" style:parent-style-name="Text_20_body">
      <style:paragraph-properties fo:text-align="center" style:justify-single-word="false"/>
      <style:text-properties officeooo:rsid="0012a7e3" officeooo:paragraph-rsid="0012a7e3"/>
    </style:style>
    <style:style style:name="P3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text-align="start" style:justify-single-word="false" fo:widows="1" fo:text-indent="0cm" style:auto-text-indent="false" fo:padding="0cm" fo:border="none"/>
      <style:text-properties fo:font-variant="normal" fo:text-transform="none" fo:color="#333333" style:font-name="Open Sans" fo:font-size="9.75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265cm" loext:contextual-spacing="false" style:line-height-at-least="0.529cm" fo:text-align="start" style:justify-single-word="false" fo:widows="1" fo:padding="0cm" fo:border="none"/>
      <style:text-properties fo:font-variant="normal" fo:text-transform="none" fo:color="#333333" style:font-name="Open Sans" fo:font-size="9.75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265cm" loext:contextual-spacing="false" style:line-height-at-least="0.529cm" fo:text-align="start" style:justify-single-word="false" fo:widows="1" fo:padding="0cm" fo:border="none"/>
      <style:text-properties fo:font-variant="normal" fo:text-transform="none" fo:color="#333333" style:font-name="Open Sans" fo:font-size="9.75pt" fo:letter-spacing="normal" fo:font-style="normal" fo:font-weight="normal" officeooo:paragraph-rsid="000ff39b"/>
    </style:style>
    <style:style style:name="P6" style:family="paragraph" style:parent-style-name="Title">
      <style:text-properties officeooo:rsid="000ff39b" officeooo:paragraph-rsid="000ff39b"/>
    </style:style>
    <style:style style:name="P7" style:family="paragraph" style:parent-style-name="Heading_20_1">
      <style:text-properties officeooo:rsid="000ff39b" officeooo:paragraph-rsid="000ff39b"/>
    </style:style>
    <style:style style:name="P8" style:family="paragraph" style:parent-style-name="Heading_20_1">
      <style:text-properties officeooo:rsid="0010ea87" officeooo:paragraph-rsid="0010ea87"/>
    </style:style>
    <style:style style:name="T1" style:family="text">
      <style:text-properties officeooo:rsid="000ff39b"/>
    </style:style>
    <style:style style:name="T2" style:family="text">
      <style:text-properties officeooo:rsid="0010ea87"/>
    </style:style>
    <style:style style:name="T3" style:family="text">
      <style:text-properties officeooo:rsid="00121419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guntas</text:p>
      <text:p text:style-name="P2">José Miguel Ramírez Sanz - José Luis Garrido Labrador</text:p>
      <text:h text:style-name="P7" text:outline-level="1">Definiciones</text:h>
      <text:list xml:id="list3761213387" text:style-name="L1">
        <text:list-item>
          <text:p text:style-name="P3"><text:bookmark text:name="yui_3_17_2_1_1490885206236_109"/>INGRESOS:<text:tab/><text:span text:style-name="T1">Derecho de cobro sobre una venta</text:span>. <text:span text:style-name="T1">Venta de los lotes</text:span></text:p>
        </text:list-item>
        <text:list-item>
          <text:p text:style-name="P4">GASTOS:<text:tab/><text:tab/><text:span text:style-name="T1">Deudas sobre bienes y amortizaciones sobre activos. Amortizaciones, alquileres, compra de lotes, empleados y gastos generales</text:span></text:p>
        </text:list-item>
        <text:list-item>
          <text:p text:style-name="P4">BENEFICIOS:<text:tab/><text:span text:style-name="T1">Diferencia entre ingresos y gastos positivos. Nuestro primer año</text:span></text:p>
        </text:list-item>
        <text:list-item>
          <text:p text:style-name="P5">PERDIDAS:<text:tab/><text:tab/><text:span text:style-name="T1">Diferencia entre ingresos y gastos negativos. Primer año de Marina y equipo</text:span></text:p>
        </text:list-item>
        <text:list-item>
          <text:p text:style-name="P4"><text:bookmark text:name="yui_3_17_2_1_1490885206236_108"/>COBROS:<text:tab/><text:tab/><text:span text:style-name="T1">Entrada de liquido. Capital social, ventas, prestamos.</text:span></text:p>
        </text:list-item>
        <text:list-item>
          <text:p text:style-name="P4">PAGOS<text:tab/><text:tab/><text:span text:style-name="T2">Salida de líquido. Pago a los empleados, de los lotes y tranporte, bienes materieles etc.</text:span></text:p>
        </text:list-item>
      </text:list>
      <text:h text:style-name="P8" text:outline-level="1">Comparación y análisis de empresas</text:h>
      <text:p text:style-name="P1">Empresa A. <text:span text:style-name="T3">Situación idílica en la que todos queremos estar.</text:span></text:p>
      <text:p text:style-name="P1">Empresa B. <text:span text:style-name="T3">La situación es mala, y probablemente entre en concurso de acreedores.</text:span></text:p>
      <text:p text:style-name="P1">Empresa C. <text:span text:style-name="T3">Las acciones bajarán y el valor de la empresa con ello, sin embargo se puede recuperar si invierte bien lo que le queda.</text:span></text:p>
      <text:p text:style-name="P1">Empresa D. <text:span text:style-name="T3">Las acciones han subido pero si no se consigue un aumento de capital entrará en concurso de acreedore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Verdana, Arial, Tahoma, 'DejaVu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, Verdana, Arial, Tahoma, 'DejaVu Sans', sans-serif" style:font-family-generic="swiss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FZSongS-Extended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FZSongS-Extended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Luis Garrido Labrador</meta:initial-creator>
    <meta:creation-date>2017-03-30T16:46:28.412971224</meta:creation-date>
    <dc:date>2017-04-24T16:40:18.796680825</dc:date>
    <meta:editing-duration>PT10M3S</meta:editing-duration>
    <meta:editing-cycles>2</meta:editing-cycles>
    <meta:generator>LibreOffice/5.3.2.2$Linux_X86_64 LibreOffice_project/30m0$Build-2</meta:generator>
    <meta:document-statistic meta:table-count="0" meta:image-count="0" meta:object-count="0" meta:page-count="1" meta:paragraph-count="14" meta:word-count="165" meta:character-count="1017" meta:non-whitespace-character-count="868"/>
  </office:meta>
</office:document-meta>
</file>